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3.13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22.26mm"/>
    </style:style>
    <style:style style:name="co5" style:family="table-column">
      <style:table-column-properties fo:break-before="auto" style:column-width="33.46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47.08mm"/>
    </style:style>
    <style:style style:name="co8" style:family="table-column">
      <style:table-column-properties fo:break-before="auto" style:column-width="34.36mm"/>
    </style:style>
    <style:style style:name="co9" style:family="table-column">
      <style:table-column-properties fo:break-before="auto" style:column-width="25.28mm"/>
    </style:style>
    <style:style style:name="co10" style:family="table-column">
      <style:table-column-properties fo:break-before="auto" style:column-width="23.78mm"/>
    </style:style>
    <style:style style:name="co11" style:family="table-column">
      <style:table-column-properties fo:break-before="auto" style:column-width="26.49mm"/>
    </style:style>
    <style:style style:name="co12" style:family="table-column">
      <style:table-column-properties fo:break-before="auto" style:column-width="24.59mm"/>
    </style:style>
    <style:style style:name="co13" style:family="table-column">
      <style:table-column-properties fo:break-before="auto" style:column-width="47.47mm"/>
    </style:style>
    <style:style style:name="co14" style:family="table-column">
      <style:table-column-properties fo:break-before="auto" style:column-width="51.54mm"/>
    </style:style>
    <style:style style:name="co15" style:family="table-column">
      <style:table-column-properties fo:break-before="auto" style:column-width="34.4mm"/>
    </style:style>
    <style:style style:name="co16" style:family="table-column">
      <style:table-column-properties fo:break-before="auto" style:column-width="37.11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12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2.01pt solid #000000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2">
      <style:table-cell-properties style:text-align-source="fix" style:repeat-content="false" fo:border="2.01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Contingency_Table_Q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6" table:default-cell-style-name="ce2"/>
        <table:table-row table:style-name="ro1">
          <table:table-cell table:style-name="Default" table:number-columns-repeated="2"/>
          <table:table-cell table:style-name="ce3" office:value-type="string" calcext:value-type="string" table:number-columns-spanned="17" table:number-rows-spanned="1">
            <text:p>Tipo de Crimen (%)</text:p>
          </table:table-cell>
          <table:covered-table-cell table:number-columns-repeated="16" table:style-name="ce3"/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3" office:value-type="string" calcext:value-type="string">
            <text:p>Burglary</text:p>
          </table:table-cell>
          <table:table-cell table:style-name="ce3" office:value-type="string" calcext:value-type="string">
            <text:p>Public </text:p>
            <text:p>Order</text:p>
          </table:table-cell>
          <table:table-cell table:style-name="ce3" office:value-type="string" calcext:value-type="string">
            <text:p>Shoplifting</text:p>
          </table:table-cell>
          <table:table-cell table:style-name="ce3" office:value-type="string" calcext:value-type="string">
            <text:p>Drugs</text:p>
          </table:table-cell>
          <table:table-cell table:style-name="ce3" office:value-type="string" calcext:value-type="string">
            <text:p>Public disorder </text:p>
            <text:p>And weapons</text:p>
          </table:table-cell>
          <table:table-cell table:style-name="ce3" office:value-type="string" calcext:value-type="string">
            <text:p>Other </text:p>
            <text:p>Crime</text:p>
          </table:table-cell>
          <table:table-cell table:style-name="ce3" office:value-type="string" calcext:value-type="string">
            <text:p>Anti-social </text:p>
            <text:p>Behaviour</text:p>
          </table:table-cell>
          <table:table-cell table:style-name="ce3" office:value-type="string" calcext:value-type="string">
            <text:p>Other </text:p>
            <text:p>Theft</text:p>
          </table:table-cell>
          <table:table-cell table:style-name="ce3" office:value-type="string" calcext:value-type="string">
            <text:p>Bicycle </text:p>
            <text:p>Theft</text:p>
          </table:table-cell>
          <table:table-cell table:style-name="ce3" office:value-type="string" calcext:value-type="string">
            <text:p>Violent </text:p>
            <text:p>Crime</text:p>
          </table:table-cell>
          <table:table-cell table:style-name="ce3" office:value-type="string" calcext:value-type="string">
            <text:p>Robbery</text:p>
          </table:table-cell>
          <table:table-cell table:style-name="ce3" office:value-type="string" calcext:value-type="string">
            <text:p>Vehicle </text:p>
            <text:p>Crime</text:p>
          </table:table-cell>
          <table:table-cell table:style-name="ce3" office:value-type="string" calcext:value-type="string">
            <text:p>Violence and </text:p>
            <text:p>Sexual offences</text:p>
          </table:table-cell>
          <table:table-cell table:style-name="ce3" office:value-type="string" calcext:value-type="string">
            <text:p>Criminal damage </text:p>
            <text:p>And arson</text:p>
          </table:table-cell>
          <table:table-cell table:style-name="ce3" office:value-type="string" calcext:value-type="string">
            <text:p>Theft from </text:p>
            <text:p>The person</text:p>
          </table:table-cell>
          <table:table-cell table:style-name="ce3" office:value-type="string" calcext:value-type="string">
            <text:p>Possession </text:p>
            <text:p>Of weapons</text:p>
          </table:table-cell>
          <table:table-cell table:style-name="ce3" office:value-type="string" calcext:value-type="string">
            <text:p>Total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3">
            <text:p><text:s/>Fuerza Policiaca (%)</text:p>
          </table:table-cell>
          <table:table-cell table:style-name="ce3" office:value-type="string" calcext:value-type="string">
            <text:p>gwent </text:p>
          </table:table-cell>
          <table:table-cell table:style-name="ce3" office:value-type="float" office:value="0.067" calcext:value-type="float">
            <text:p>0.067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53" calcext:value-type="float">
            <text:p>0.05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7" calcext:value-type="float">
            <text:p>0.047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61" calcext:value-type="float">
            <text:p>0.061</text:p>
          </table:table-cell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table:formula="of:=SUM([.C3:.R3])" office:value-type="float" office:value="1.056" calcext:value-type="float">
            <text:p>1.056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northumbria 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office:value-type="float" office:value="0.061" calcext:value-type="float">
            <text:p>0.061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1.279" calcext:value-type="float">
            <text:p>1.279</text:p>
          </table:table-cell>
          <table:table-cell table:style-name="ce3" office:value-type="float" office:value="0.188" calcext:value-type="float">
            <text:p>0.188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303" calcext:value-type="float">
            <text:p>0.303</text:p>
          </table:table-cell>
          <table:table-cell table:style-name="ce3" office:value-type="float" office:value="0.265" calcext:value-type="float">
            <text:p>0.265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SUM([.C4:.R4])" office:value-type="float" office:value="2.851" calcext:value-type="float">
            <text:p>2.851</text:p>
          </table:table-cell>
          <table:table-cell table:number-columns-repeated="1005"/>
        </table:table-row>
        <table:table-row table:style-name="ro2">
          <table:covered-table-cell/>
          <table:table-cell table:style-name="ce3" office:value-type="string" calcext:value-type="string">
            <text:p>Avon and</text:p>
            <text:p>Somerset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065" calcext:value-type="float">
            <text:p>0.06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135" calcext:value-type="float">
            <text:p>0.135</text:p>
          </table:table-cell>
          <table:table-cell table:style-name="ce3" office:value-type="float" office:value="0.914" calcext:value-type="float">
            <text:p>0.914</text:p>
          </table:table-cell>
          <table:table-cell table:style-name="ce3" office:value-type="float" office:value="0.236" calcext:value-type="float">
            <text:p>0.236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131" calcext:value-type="float">
            <text:p>0.131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378" calcext:value-type="float">
            <text:p>0.378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table:formula="of:=SUM([.C5:.R5])" office:value-type="float" office:value="2.858" calcext:value-type="float">
            <text:p>2.858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bedfordshire </text:p>
          </table:table-cell>
          <table:table-cell table:style-name="ce3" office:value-type="float" office:value="0.088" calcext:value-type="float">
            <text:p>0.08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415" calcext:value-type="float">
            <text:p>0.415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0.086" calcext:value-type="float">
            <text:p>0.086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table:formula="of:=SUM([.C6:.R6])" office:value-type="float" office:value="1.082" calcext:value-type="float">
            <text:p>1.082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cambridgeshire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067" calcext:value-type="float">
            <text:p>0.067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64" calcext:value-type="float">
            <text:p>0.064</text:p>
          </table:table-cell>
          <table:table-cell table:style-name="ce3" office:value-type="float" office:value="0.454" calcext:value-type="float">
            <text:p>0.454</text:p>
          </table:table-cell>
          <table:table-cell table:style-name="ce3" office:value-type="float" office:value="0.124" calcext:value-type="float">
            <text:p>0.124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42" calcext:value-type="float">
            <text:p>0.142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table:formula="of:=SUM([.C7:.R7])" office:value-type="float" office:value="1.311" calcext:value-type="float">
            <text:p>1.311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cheshire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092" calcext:value-type="float">
            <text:p>0.092</text:p>
          </table:table-cell>
          <table:table-cell table:style-name="ce3" office:value-type="float" office:value="0.033" calcext:value-type="float">
            <text:p>0.033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171" calcext:value-type="float">
            <text:p>0.171</text:p>
          </table:table-cell>
          <table:table-cell table:style-name="ce3" office:value-type="float" office:value="0.131" calcext:value-type="float">
            <text:p>0.131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table:formula="of:=SUM([.C8:.R8])" office:value-type="float" office:value="1.58" calcext:value-type="float">
            <text:p>1.58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cleveland</text:p>
          </table:table-cell>
          <table:table-cell table:style-name="ce3" office:value-type="float" office:value="0.087" calcext:value-type="float">
            <text:p>0.087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093" calcext:value-type="float">
            <text:p>0.093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748" calcext:value-type="float">
            <text:p>0.748</text:p>
          </table:table-cell>
          <table:table-cell table:style-name="ce3" office:value-type="float" office:value="0.093" calcext:value-type="float">
            <text:p>0.093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33" calcext:value-type="float">
            <text:p>0.133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table:formula="of:=SUM([.C9:.R9])" office:value-type="float" office:value="1.516" calcext:value-type="float">
            <text:p>1.516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cumbria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336" calcext:value-type="float">
            <text:p>0.336</text:p>
          </table:table-cell>
          <table:table-cell table:style-name="ce3" office:value-type="float" office:value="0.047" calcext:value-type="float">
            <text:p>0.047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31" calcext:value-type="float">
            <text:p>0.03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1" calcext:value-type="float">
            <text:p>0.081</text:p>
          </table:table-cell>
          <table:table-cell table:number-columns-repeated="2" table:style-name="ce3" office:value-type="float" office:value="0.002" calcext:value-type="float">
            <text:p>0.002</text:p>
          </table:table-cell>
          <table:table-cell table:style-name="ce3" table:formula="of:=SUM([.C10:.R10])" office:value-type="float" office:value="0.77" calcext:value-type="float">
            <text:p>0.77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derbyshire</text:p>
          </table:table-cell>
          <table:table-cell table:style-name="ce3" office:value-type="float" office:value="0.119" calcext:value-type="float">
            <text:p>0.119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89" calcext:value-type="float">
            <text:p>0.089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.787" calcext:value-type="float">
            <text:p>0.787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067" calcext:value-type="float">
            <text:p>0.06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134" calcext:value-type="float">
            <text:p>0.134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table:formula="of:=SUM([.C11:.R11])" office:value-type="float" office:value="1.725" calcext:value-type="float">
            <text:p>1.725</text:p>
          </table:table-cell>
          <table:table-cell table:number-columns-repeated="1005"/>
        </table:table-row>
        <table:table-row table:style-name="ro2">
          <table:covered-table-cell/>
          <table:table-cell table:style-name="ce3" office:value-type="string" calcext:value-type="string">
            <text:p>Devon and </text:p>
            <text:p>Cornwall</text:p>
          </table:table-cell>
          <table:table-cell table:style-name="ce3" office:value-type="float" office:value="0.122" calcext:value-type="float">
            <text:p>0.122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office:value-type="float" office:value="0.064" calcext:value-type="float">
            <text:p>0.064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0.327" calcext:value-type="float">
            <text:p>0.327</text:p>
          </table:table-cell>
          <table:table-cell table:style-name="ce3" office:value-type="float" office:value="0.224" calcext:value-type="float">
            <text:p>0.22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table:formula="of:=SUM([.C12:.R12])" office:value-type="float" office:value="2.29" calcext:value-type="float">
            <text:p>2.29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dorset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9" calcext:value-type="float">
            <text:p>0.019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498" calcext:value-type="float">
            <text:p>0.498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table:formula="of:=SUM([.C13:.R13])" office:value-type="float" office:value="1.187" calcext:value-type="float">
            <text:p>1.187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durham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053" calcext:value-type="float">
            <text:p>0.053</text:p>
          </table:table-cell>
          <table:table-cell table:style-name="ce3" office:value-type="float" office:value="0.019" calcext:value-type="float">
            <text:p>0.019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47" calcext:value-type="float">
            <text:p>0.047</text:p>
          </table:table-cell>
          <table:table-cell table:style-name="ce3" office:value-type="float" office:value="0.491" calcext:value-type="float">
            <text:p>0.491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53" calcext:value-type="float">
            <text:p>0.053</text:p>
          </table:table-cell>
          <table:table-cell table:style-name="ce3" office:value-type="float" office:value="0.139" calcext:value-type="float">
            <text:p>0.139</text:p>
          </table:table-cell>
          <table:table-cell table:style-name="ce3" office:value-type="float" office:value="0.117" calcext:value-type="float">
            <text:p>0.117</text:p>
          </table:table-cell>
          <table:table-cell table:number-columns-repeated="2" table:style-name="ce3" office:value-type="float" office:value="0.003" calcext:value-type="float">
            <text:p>0.003</text:p>
          </table:table-cell>
          <table:table-cell table:style-name="ce3" table:formula="of:=SUM([.C14:.R14])" office:value-type="float" office:value="1.14" calcext:value-type="float">
            <text:p>1.14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Dyfed Powys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0.333" calcext:value-type="float">
            <text:p>0.333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0.057" calcext:value-type="float">
            <text:p>0.057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table:formula="of:=SUM([.C15:.R15])" office:value-type="float" office:value="0.687" calcext:value-type="float">
            <text:p>0.687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essex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913" calcext:value-type="float">
            <text:p>0.913</text:p>
          </table:table-cell>
          <table:table-cell table:style-name="ce3" office:value-type="float" office:value="0.217" calcext:value-type="float">
            <text:p>0.217</text:p>
          </table:table-cell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019" calcext:value-type="float">
            <text:p>0.019</text:p>
          </table:table-cell>
          <table:table-cell table:style-name="ce3" office:value-type="float" office:value="0.217" calcext:value-type="float">
            <text:p>0.217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228" calcext:value-type="float">
            <text:p>0.228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table:formula="of:=SUM([.C16:.R16])" office:value-type="float" office:value="2.76" calcext:value-type="float">
            <text:p>2.76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gloucestershire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48" calcext:value-type="float">
            <text:p>0.048</text:p>
          </table:table-cell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table:formula="of:=SUM([.C17:.R17])" office:value-type="float" office:value="0.961" calcext:value-type="float">
            <text:p>0.961</text:p>
          </table:table-cell>
          <table:table-cell table:number-columns-repeated="1005"/>
        </table:table-row>
        <table:table-row table:style-name="ro2">
          <table:covered-table-cell/>
          <table:table-cell table:style-name="ce3" office:value-type="string" calcext:value-type="string">
            <text:p>Greater</text:p>
            <text:p>Manchester</text:p>
          </table:table-cell>
          <table:table-cell table:style-name="ce3" office:value-type="float" office:value="0.503" calcext:value-type="float">
            <text:p>0.503</text:p>
          </table:table-cell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245" calcext:value-type="float">
            <text:p>0.245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033" calcext:value-type="float">
            <text:p>0.033</text:p>
          </table:table-cell>
          <table:table-cell table:style-name="ce3" office:value-type="float" office:value="0.274" calcext:value-type="float">
            <text:p>0.274</text:p>
          </table:table-cell>
          <table:table-cell table:style-name="ce3" office:value-type="float" office:value="2.059" calcext:value-type="float">
            <text:p>2.059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195" calcext:value-type="float">
            <text:p>0.19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401" calcext:value-type="float">
            <text:p>0.401</text:p>
          </table:table-cell>
          <table:table-cell table:style-name="ce3" office:value-type="float" office:value="0.699" calcext:value-type="float">
            <text:p>0.699</text:p>
          </table:table-cell>
          <table:table-cell table:style-name="ce3" office:value-type="float" office:value="0.509" calcext:value-type="float">
            <text:p>0.509</text:p>
          </table:table-cell>
          <table:table-cell table:style-name="ce3" office:value-type="float" office:value="0.066" calcext:value-type="float">
            <text:p>0.066</text:p>
          </table:table-cell>
          <table:table-cell table:style-name="ce3" office:value-type="float" office:value="0.019" calcext:value-type="float">
            <text:p>0.019</text:p>
          </table:table-cell>
          <table:table-cell table:style-name="ce3" table:formula="of:=SUM([.C18:.R18])" office:value-type="float" office:value="5.867" calcext:value-type="float">
            <text:p>5.867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nottinghamshire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159" calcext:value-type="float">
            <text:p>0.159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238" calcext:value-type="float">
            <text:p>0.238</text:p>
          </table:table-cell>
          <table:table-cell table:style-name="ce3" office:value-type="float" office:value="0.167" calcext:value-type="float">
            <text:p>0.167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table:formula="of:=SUM([.C19:.R19])" office:value-type="float" office:value="1.962" calcext:value-type="float">
            <text:p>1.962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South wales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0.081" calcext:value-type="float">
            <text:p>0.081</text:p>
          </table:table-cell>
          <table:table-cell table:style-name="ce3" office:value-type="float" office:value="0.135" calcext:value-type="float">
            <text:p>0.135</text:p>
          </table:table-cell>
          <table:table-cell table:style-name="ce3" office:value-type="float" office:value="0.067" calcext:value-type="float">
            <text:p>0.067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0.751" calcext:value-type="float">
            <text:p>0.751</text:p>
          </table:table-cell>
          <table:table-cell table:style-name="ce3" office:value-type="float" office:value="0.184" calcext:value-type="float">
            <text:p>0.184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0.303" calcext:value-type="float">
            <text:p>0.303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table:formula="of:=SUM([.C20:.R20])" office:value-type="float" office:value="2.302" calcext:value-type="float">
            <text:p>2.302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South yorkshire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1.447" calcext:value-type="float">
            <text:p>1.447</text:p>
          </table:table-cell>
          <table:table-cell table:style-name="ce3" office:value-type="float" office:value="0.231" calcext:value-type="float">
            <text:p>0.231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019" calcext:value-type="float">
            <text:p>0.019</text:p>
          </table:table-cell>
          <table:table-cell table:style-name="ce3" office:value-type="float" office:value="0.206" calcext:value-type="float">
            <text:p>0.206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SUM([.C21:.R21])" office:value-type="float" office:value="3.236" calcext:value-type="float">
            <text:p>3.236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staffordshire</text:p>
          </table:table-cell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0.093" calcext:value-type="float">
            <text:p>0.09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0.574" calcext:value-type="float">
            <text:p>0.574</text:p>
          </table:table-cell>
          <table:table-cell table:style-name="ce3" office:value-type="float" office:value="0.134" calcext:value-type="float">
            <text:p>0.134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78" calcext:value-type="float">
            <text:p>0.07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163" calcext:value-type="float">
            <text:p>0.163</text:p>
          </table:table-cell>
          <table:table-cell table:number-columns-repeated="2" table:style-name="ce3" office:value-type="float" office:value="0.006" calcext:value-type="float">
            <text:p>0.006</text:p>
          </table:table-cell>
          <table:table-cell table:style-name="ce3" table:formula="of:=SUM([.C22:.R22])" office:value-type="float" office:value="1.703" calcext:value-type="float">
            <text:p>1.703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suffolk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366" calcext:value-type="float">
            <text:p>0.366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table:formula="of:=SUM([.C23:.R23])" office:value-type="float" office:value="1.1" calcext:value-type="float">
            <text:p>1.1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surrey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86" calcext:value-type="float">
            <text:p>0.086</text:p>
          </table:table-cell>
          <table:table-cell table:style-name="ce3" office:value-type="float" office:value="0.602" calcext:value-type="float">
            <text:p>0.602</text:p>
          </table:table-cell>
          <table:table-cell table:style-name="ce3" office:value-type="float" office:value="0.131" calcext:value-type="float">
            <text:p>0.131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88" calcext:value-type="float">
            <text:p>0.088</text:p>
          </table:table-cell>
          <table:table-cell table:style-name="ce3" office:value-type="float" office:value="0.182" calcext:value-type="float">
            <text:p>0.182</text:p>
          </table:table-cell>
          <table:table-cell table:style-name="ce3" office:value-type="float" office:value="0.139" calcext:value-type="float">
            <text:p>0.139</text:p>
          </table:table-cell>
          <table:table-cell table:number-columns-repeated="2" table:style-name="ce3" office:value-type="float" office:value="0.004" calcext:value-type="float">
            <text:p>0.004</text:p>
          </table:table-cell>
          <table:table-cell table:style-name="ce3" table:formula="of:=SUM([.C24:.R24])" office:value-type="float" office:value="1.593" calcext:value-type="float">
            <text:p>1.593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sussex</text:p>
          </table:table-cell>
          <table:table-cell table:style-name="ce3" office:value-type="float" office:value="0.146" calcext:value-type="float">
            <text:p>0.146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0.128" calcext:value-type="float">
            <text:p>0.12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139" calcext:value-type="float">
            <text:p>0.13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228" calcext:value-type="float">
            <text:p>0.228</text:p>
          </table:table-cell>
          <table:table-cell table:style-name="ce3" office:value-type="float" office:value="0.027" calcext:value-type="float">
            <text:p>0.027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0.315" calcext:value-type="float">
            <text:p>0.315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SUM([.C25:.R25])" office:value-type="float" office:value="2.536" calcext:value-type="float">
            <text:p>2.536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Thames valley</text:p>
          </table:table-cell>
          <table:table-cell table:style-name="ce3" office:value-type="float" office:value="0.236" calcext:value-type="float">
            <text:p>0.236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222" calcext:value-type="float">
            <text:p>0.222</text:p>
          </table:table-cell>
          <table:table-cell table:style-name="ce3" office:value-type="float" office:value="0.089" calcext:value-type="float">
            <text:p>0.089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173" calcext:value-type="float">
            <text:p>0.173</text:p>
          </table:table-cell>
          <table:table-cell table:style-name="ce3" office:value-type="float" office:value="0.702" calcext:value-type="float">
            <text:p>0.702</text:p>
          </table:table-cell>
          <table:table-cell table:style-name="ce3" office:value-type="float" office:value="0.352" calcext:value-type="float">
            <text:p>0.352</text:p>
          </table:table-cell>
          <table:table-cell table:style-name="ce3" office:value-type="float" office:value="0.064" calcext:value-type="float">
            <text:p>0.064</text:p>
          </table:table-cell>
          <table:table-cell table:style-name="ce3" office:value-type="float" office:value="0.122" calcext:value-type="float">
            <text:p>0.12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228" calcext:value-type="float">
            <text:p>0.228</text:p>
          </table:table-cell>
          <table:table-cell table:style-name="ce3" office:value-type="float" office:value="0.341" calcext:value-type="float">
            <text:p>0.341</text:p>
          </table:table-cell>
          <table:table-cell table:style-name="ce3" office:value-type="float" office:value="0.278" calcext:value-type="float">
            <text:p>0.278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table:formula="of:=SUM([.C26:.R26])" office:value-type="float" office:value="2.951" calcext:value-type="float">
            <text:p>2.951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warwickshire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318" calcext:value-type="float">
            <text:p>0.318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69" calcext:value-type="float">
            <text:p>0.069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table:formula="of:=SUM([.C27:.R27])" office:value-type="float" office:value="0.861" calcext:value-type="float">
            <text:p>0.861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West mercia</text:p>
          </table:table-cell>
          <table:table-cell table:style-name="ce3" office:value-type="float" office:value="0.135" calcext:value-type="float">
            <text:p>0.135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2" calcext:value-type="float">
            <text:p>0.092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104" calcext:value-type="float">
            <text:p>0.104</text:p>
          </table:table-cell>
          <table:table-cell table:style-name="ce3" office:value-type="float" office:value="0.256" calcext:value-type="float">
            <text:p>0.256</text:p>
          </table:table-cell>
          <table:table-cell table:style-name="ce3" office:value-type="float" office:value="0.149" calcext:value-type="float">
            <text:p>0.149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table:formula="of:=SUM([.C28:.R28])" office:value-type="float" office:value="2.016" calcext:value-type="float">
            <text:p>2.016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West midlands</text:p>
          </table:table-cell>
          <table:table-cell table:style-name="ce3" office:value-type="float" office:value="0.423" calcext:value-type="float">
            <text:p>0.423</text:p>
          </table:table-cell>
          <table:table-cell table:style-name="ce3" office:value-type="float" office:value="0.094" calcext:value-type="float">
            <text:p>0.09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235" calcext:value-type="float">
            <text:p>0.235</text:p>
          </table:table-cell>
          <table:table-cell table:style-name="ce3" office:value-type="float" office:value="1.268" calcext:value-type="float">
            <text:p>1.268</text:p>
          </table:table-cell>
          <table:table-cell table:style-name="ce3" office:value-type="float" office:value="0.334" calcext:value-type="float">
            <text:p>0.334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191" calcext:value-type="float">
            <text:p>0.191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453" calcext:value-type="float">
            <text:p>0.453</text:p>
          </table:table-cell>
          <table:table-cell table:style-name="ce3" office:value-type="float" office:value="0.537" calcext:value-type="float">
            <text:p>0.537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table:formula="of:=SUM([.C29:.R29])" office:value-type="float" office:value="4.497" calcext:value-type="float">
            <text:p>4.497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West yorkshire</text:p>
          </table:table-cell>
          <table:table-cell table:style-name="ce3" office:value-type="float" office:value="0.462" calcext:value-type="float">
            <text:p>0.462</text:p>
          </table:table-cell>
          <table:table-cell table:style-name="ce3" office:value-type="float" office:value="0.131" calcext:value-type="float">
            <text:p>0.131</text:p>
          </table:table-cell>
          <table:table-cell table:style-name="ce3" office:value-type="float" office:value="0.236" calcext:value-type="float">
            <text:p>0.23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244" calcext:value-type="float">
            <text:p>0.244</text:p>
          </table:table-cell>
          <table:table-cell table:style-name="ce3" office:value-type="float" office:value="1.39" calcext:value-type="float">
            <text:p>1.39</text:p>
          </table:table-cell>
          <table:table-cell table:style-name="ce3" office:value-type="float" office:value="0.434" calcext:value-type="float">
            <text:p>0.434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383" calcext:value-type="float">
            <text:p>0.383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427" calcext:value-type="float">
            <text:p>0.427</text:p>
          </table:table-cell>
          <table:table-cell table:style-name="ce3" office:value-type="float" office:value="0.048" calcext:value-type="float">
            <text:p>0.048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table:formula="of:=SUM([.C30:.R30])" office:value-type="float" office:value="4.696" calcext:value-type="float">
            <text:p>4.696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wiltshire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0.363" calcext:value-type="float">
            <text:p>0.363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table:formula="of:=SUM([.C31:.R31])" office:value-type="float" office:value="0.972" calcext:value-type="float">
            <text:p>0.972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hampshire</text:p>
          </table:table-cell>
          <table:table-cell table:style-name="ce3" office:value-type="float" office:value="0.196" calcext:value-type="float">
            <text:p>0.196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179" calcext:value-type="float">
            <text:p>0.179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215" calcext:value-type="float">
            <text:p>0.215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153" calcext:value-type="float">
            <text:p>0.153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276" calcext:value-type="float">
            <text:p>0.276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SUM([.C32:.R32])" office:value-type="float" office:value="3.111" calcext:value-type="float">
            <text:p>3.111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hertfordshire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0.556" calcext:value-type="float">
            <text:p>0.556</text:p>
          </table:table-cell>
          <table:table-cell table:style-name="ce3" office:value-type="float" office:value="0.131" calcext:value-type="float">
            <text:p>0.131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36" calcext:value-type="float">
            <text:p>0.136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table:formula="of:=SUM([.C33:.R33])" office:value-type="float" office:value="1.635" calcext:value-type="float">
            <text:p>1.635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humberside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0.361" calcext:value-type="float">
            <text:p>0.361</text:p>
          </table:table-cell>
          <table:table-cell table:style-name="ce3" office:value-type="float" office:value="0.135" calcext:value-type="float">
            <text:p>0.135</text:p>
          </table:table-cell>
          <table:table-cell table:style-name="ce3" office:value-type="float" office:value="0.026" calcext:value-type="float">
            <text:p>0.026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93" calcext:value-type="float">
            <text:p>0.093</text:p>
          </table:table-cell>
          <table:table-cell table:style-name="ce3" office:value-type="float" office:value="0.216" calcext:value-type="float">
            <text:p>0.216</text:p>
          </table:table-cell>
          <table:table-cell table:style-name="ce3" office:value-type="float" office:value="0.174" calcext:value-type="float">
            <text:p>0.174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table:formula="of:=SUM([.C34:.R34])" office:value-type="float" office:value="1.554" calcext:value-type="float">
            <text:p>1.554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kent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67" calcext:value-type="float">
            <text:p>0.167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879" calcext:value-type="float">
            <text:p>0.879</text:p>
          </table:table-cell>
          <table:table-cell table:style-name="ce3" office:value-type="float" office:value="0.239" calcext:value-type="float">
            <text:p>0.239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479" calcext:value-type="float">
            <text:p>0.479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table:formula="of:=SUM([.C35:.R35])" office:value-type="float" office:value="2.861" calcext:value-type="float">
            <text:p>2.861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lancashire</text:p>
          </table:table-cell>
          <table:table-cell table:style-name="ce3" office:value-type="float" office:value="0.204" calcext:value-type="float">
            <text:p>0.204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0.047" calcext:value-type="float">
            <text:p>0.047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.426" calcext:value-type="float">
            <text:p>1.426</text:p>
          </table:table-cell>
          <table:table-cell table:style-name="ce3" office:value-type="float" office:value="0.224" calcext:value-type="float">
            <text:p>0.224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152" calcext:value-type="float">
            <text:p>0.152</text:p>
          </table:table-cell>
          <table:table-cell table:style-name="ce3" office:value-type="float" office:value="0.328" calcext:value-type="float">
            <text:p>0.328</text:p>
          </table:table-cell>
          <table:table-cell table:style-name="ce3" office:value-type="float" office:value="0.263" calcext:value-type="float">
            <text:p>0.263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table:formula="of:=SUM([.C36:.R36])" office:value-type="float" office:value="3.097" calcext:value-type="float">
            <text:p>3.097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leicestershire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0.092" calcext:value-type="float">
            <text:p>0.092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87" calcext:value-type="float">
            <text:p>0.087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41" calcext:value-type="float">
            <text:p>0.141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68" calcext:value-type="float">
            <text:p>0.168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table:formula="of:=SUM([.C37:.R37])" office:value-type="float" office:value="1.471" calcext:value-type="float">
            <text:p>1.471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lincolnshire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69" calcext:value-type="float">
            <text:p>0.069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58" calcext:value-type="float">
            <text:p>0.058</text:p>
          </table:table-cell>
          <table:table-cell table:style-name="ce3" office:value-type="float" office:value="0.397" calcext:value-type="float">
            <text:p>0.397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039" calcext:value-type="float">
            <text:p>0.039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86" calcext:value-type="float">
            <text:p>0.086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table:formula="of:=SUM([.C38:.R38])" office:value-type="float" office:value="1.039" calcext:value-type="float">
            <text:p>1.039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merseyside</text:p>
          </table:table-cell>
          <table:table-cell table:style-name="ce3" office:value-type="float" office:value="0.202" calcext:value-type="float">
            <text:p>0.202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128" calcext:value-type="float">
            <text:p>0.128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067" calcext:value-type="float">
            <text:p>0.067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289" calcext:value-type="float">
            <text:p>0.289</text:p>
          </table:table-cell>
          <table:table-cell table:style-name="ce3" office:value-type="float" office:value="0.259" calcext:value-type="float">
            <text:p>0.259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table:formula="of:=SUM([.C39:.R39])" office:value-type="float" office:value="2.667" calcext:value-type="float">
            <text:p>2.667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metropolitan</text:p>
          </table:table-cell>
          <table:table-cell table:style-name="ce3" office:value-type="float" office:value="1.379" calcext:value-type="float">
            <text:p>1.379</text:p>
          </table:table-cell>
          <table:table-cell table:style-name="ce3" office:value-type="float" office:value="0.462" calcext:value-type="float">
            <text:p>0.462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122" calcext:value-type="float">
            <text:p>0.122</text:p>
          </table:table-cell>
          <table:table-cell table:style-name="ce3" office:value-type="float" office:value="0.955" calcext:value-type="float">
            <text:p>0.955</text:p>
          </table:table-cell>
          <table:table-cell table:style-name="ce3" office:value-type="float" office:value="4.847" calcext:value-type="float">
            <text:p>4.847</text:p>
          </table:table-cell>
          <table:table-cell table:style-name="ce3" office:value-type="float" office:value="2.014" calcext:value-type="float">
            <text:p>2.014</text:p>
          </table:table-cell>
          <table:table-cell table:style-name="ce3" office:value-type="float" office:value="0.214" calcext:value-type="float">
            <text:p>0.214</text:p>
          </table:table-cell>
          <table:table-cell table:style-name="ce3" office:value-type="float" office:value="0.794" calcext:value-type="float">
            <text:p>0.794</text:p>
          </table:table-cell>
          <table:table-cell table:style-name="ce3" office:value-type="float" office:value="0.491" calcext:value-type="float">
            <text:p>0.491</text:p>
          </table:table-cell>
          <table:table-cell table:style-name="ce3" office:value-type="float" office:value="1.562" calcext:value-type="float">
            <text:p>1.562</text:p>
          </table:table-cell>
          <table:table-cell table:style-name="ce3" office:value-type="float" office:value="2.134" calcext:value-type="float">
            <text:p>2.134</text:p>
          </table:table-cell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439" calcext:value-type="float">
            <text:p>0.43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formula="of:=SUM([.C40:.R40])" office:value-type="float" office:value="17.653" calcext:value-type="float">
            <text:p>17.653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norfolk</text:p>
          </table:table-cell>
          <table:table-cell table:style-name="ce3" office:value-type="float" office:value="0.065" calcext:value-type="float">
            <text:p>0.065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464" calcext:value-type="float">
            <text:p>0.464</text:p>
          </table:table-cell>
          <table:table-cell table:style-name="ce3" office:value-type="float" office:value="0.089" calcext:value-type="float">
            <text:p>0.089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42" calcext:value-type="float">
            <text:p>0.042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table:formula="of:=SUM([.C41:.R41])" office:value-type="float" office:value="1.224" calcext:value-type="float">
            <text:p>1.224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North wales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412" calcext:value-type="float">
            <text:p>0.412</text:p>
          </table:table-cell>
          <table:table-cell table:style-name="ce3" office:value-type="float" office:value="0.076" calcext:value-type="float">
            <text:p>0.076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147" calcext:value-type="float">
            <text:p>0.147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table:formula="of:=SUM([.C42:.R42])" office:value-type="float" office:value="1.076" calcext:value-type="float">
            <text:p>1.076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North yorkshire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569" calcext:value-type="float">
            <text:p>0.569</text:p>
          </table:table-cell>
          <table:table-cell table:style-name="ce3" office:value-type="float" office:value="0.086" calcext:value-type="float">
            <text:p>0.086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table:formula="of:=SUM([.C43:.R43])" office:value-type="float" office:value="1.192" calcext:value-type="float">
            <text:p>1.192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northamptonshire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67" calcext:value-type="float">
            <text:p>0.067</text:p>
          </table:table-cell>
          <table:table-cell table:style-name="ce3" office:value-type="float" office:value="0.544" calcext:value-type="float">
            <text:p>0.544</text:p>
          </table:table-cell>
          <table:table-cell table:style-name="ce3" office:value-type="float" office:value="0.087" calcext:value-type="float">
            <text:p>0.08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3" calcext:value-type="float">
            <text:p>0.053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87" calcext:value-type="float">
            <text:p>0.087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table:formula="of:=SUM([.C44:.R44])" office:value-type="float" office:value="1.357" calcext:value-type="float">
            <text:p>1.357</text:p>
          </table:table-cell>
          <table:table-cell table:number-columns-repeated="1005"/>
        </table:table-row>
        <table:table-row table:style-name="ro1">
          <table:covered-table-cell/>
          <table:table-cell table:style-name="ce3" office:value-type="string" calcext:value-type="string">
            <text:p>Total</text:p>
          </table:table-cell>
          <table:table-cell table:style-name="ce3" table:formula="of:=SUM([.C3:.C44])" office:value-type="float" office:value="7.429" calcext:value-type="float">
            <text:p>7.429</text:p>
          </table:table-cell>
          <table:table-cell table:style-name="ce3" table:formula="of:=SUM([.D3:.D44])" office:value-type="float" office:value="2.486" calcext:value-type="float">
            <text:p>2.486</text:p>
          </table:table-cell>
          <table:table-cell table:style-name="ce3" table:formula="of:=SUM([.E3:.E44])" office:value-type="float" office:value="5.079" calcext:value-type="float">
            <text:p>5.079</text:p>
          </table:table-cell>
          <table:table-cell table:style-name="ce3" table:formula="of:=SUM([.F3:.F44])" office:value-type="float" office:value="2.505" calcext:value-type="float">
            <text:p>2.505</text:p>
          </table:table-cell>
          <table:table-cell table:style-name="ce3" table:formula="of:=SUM([.G3:.G44])" office:value-type="float" office:value="0.55" calcext:value-type="float">
            <text:p>0.55</text:p>
          </table:table-cell>
          <table:table-cell table:style-name="ce3" table:formula="of:=SUM([.H3:.H44])" office:value-type="float" office:value="4.923" calcext:value-type="float">
            <text:p>4.923</text:p>
          </table:table-cell>
          <table:table-cell table:style-name="ce3" table:formula="of:=SUM([.I3:.I44])" office:value-type="float" office:value="34.825" calcext:value-type="float">
            <text:p>34.825</text:p>
          </table:table-cell>
          <table:table-cell table:style-name="ce3" table:formula="of:=SUM([.J3:.J44])" office:value-type="float" office:value="8.404" calcext:value-type="float">
            <text:p>8.404</text:p>
          </table:table-cell>
          <table:table-cell table:style-name="ce3" table:formula="of:=SUM([.K3:.K44])" office:value-type="float" office:value="1.02" calcext:value-type="float">
            <text:p>1.02</text:p>
          </table:table-cell>
          <table:table-cell table:style-name="ce3" table:formula="of:=SUM([.L3:.L44])" office:value-type="float" office:value="3.747" calcext:value-type="float">
            <text:p>3.747</text:p>
          </table:table-cell>
          <table:table-cell table:style-name="ce3" table:formula="of:=SUM([.M3:.M44])" office:value-type="float" office:value="1.042" calcext:value-type="float">
            <text:p>1.042</text:p>
          </table:table-cell>
          <table:table-cell table:style-name="ce3" table:formula="of:=SUM([.N3:.N44])" office:value-type="float" office:value="6.59" calcext:value-type="float">
            <text:p>6.59</text:p>
          </table:table-cell>
          <table:table-cell table:style-name="ce3" table:formula="of:=SUM([.O3:.O44])" office:value-type="float" office:value="11.9" calcext:value-type="float">
            <text:p>11.9</text:p>
          </table:table-cell>
          <table:table-cell table:style-name="ce3" table:formula="of:=SUM([.P3:.P44])" office:value-type="float" office:value="8.243" calcext:value-type="float">
            <text:p>8.243</text:p>
          </table:table-cell>
          <table:table-cell table:style-name="ce3" table:formula="of:=SUM([.Q3:.Q44])" office:value-type="float" office:value="0.954" calcext:value-type="float">
            <text:p>0.954</text:p>
          </table:table-cell>
          <table:table-cell table:style-name="ce3" table:formula="of:=SUM([.R3:.R44])" office:value-type="float" office:value="0.306" calcext:value-type="float">
            <text:p>0.306</text:p>
          </table:table-cell>
          <table:table-cell table:style-name="ce4" table:formula="of:=SUM([.C45:.R45])" office:value-type="float" office:value="100.003" calcext:value-type="float">
            <text:p>100.00</text:p>
          </table:table-cell>
          <table:table-cell table:number-columns-repeated="100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170mm" style:num-format="1" style:print-orientation="landscape" fo:margin-top="0mm" fo:margin-bottom="0mm" fo:margin-left="0mm" fo:margin-right="0mm" style:scale-to="4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20:51:45.335851321</dc:date>
    <meta:editing-duration>PT28M44S</meta:editing-duration>
    <meta:editing-cycles>1</meta:editing-cycles>
    <meta:generator>LibreOffice/5.1.6.2$Linux_X86_64 LibreOffice_project/10m0$Build-2</meta:generator>
    <meta:document-statistic meta:table-count="1" meta:cell-count="793" meta:object-count="0"/>
  </office:meta>
</office:document-meta>
</file>